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658b" officeooo:paragraph-rsid="0012658b"/>
    </style:style>
    <style:style style:name="P2" style:family="paragraph" style:parent-style-name="Standard">
      <style:paragraph-properties fo:text-align="start" style:justify-single-word="false"/>
      <style:text-properties officeooo:rsid="0012658b" officeooo:paragraph-rsid="0012658b"/>
    </style:style>
    <style:style style:name="P3" style:family="paragraph" style:parent-style-name="Standard">
      <style:paragraph-properties fo:text-align="start" style:justify-single-word="false"/>
      <style:text-properties officeooo:rsid="0013930d" officeooo:paragraph-rsid="0013930d"/>
    </style:style>
    <style:style style:name="P4" style:family="paragraph" style:parent-style-name="Standard">
      <style:paragraph-properties fo:text-align="start" style:justify-single-word="false"/>
      <style:text-properties officeooo:rsid="0013930d" officeooo:paragraph-rsid="001521e1"/>
    </style:style>
    <style:style style:name="P5" style:family="paragraph" style:parent-style-name="Standard">
      <style:paragraph-properties fo:text-align="start" style:justify-single-word="false"/>
      <style:text-properties officeooo:rsid="001521e1" officeooo:paragraph-rsid="001521e1"/>
    </style:style>
    <style:style style:name="P6" style:family="paragraph" style:parent-style-name="Standard">
      <style:paragraph-properties fo:text-align="start" style:justify-single-word="false"/>
      <style:text-properties officeooo:rsid="00164b6b" officeooo:paragraph-rsid="00164b6b"/>
    </style:style>
    <style:style style:name="T1" style:family="text">
      <style:text-properties officeooo:rsid="0013930d"/>
    </style:style>
    <style:style style:name="T2" style:family="text">
      <style:text-properties officeooo:rsid="001521e1"/>
    </style:style>
    <style:style style:name="T3" style:family="text">
      <style:text-properties officeooo:rsid="00164b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ÍA 1</text:p>
      <text:p text:style-name="P1"/>
      <text:p text:style-name="P2">Todos los procesadores tienen las operaciones básicas (aritmético-lógicas). De ahí en adelante los fabricante eligen la complejidad de las operaciones permitidas.</text:p>
      <text:p text:style-name="P2"/>
      <text:p text:style-name="P2">Los registros son esenciales en la forma de operar de un procesador. Los registros pueden ser de uso universal o para usos específicos.</text:p>
      <text:p text:style-name="P2"/>
      <text:p text:style-name="P2">De un lado están los datos que se manifiestan con registros de datos y por otro están las direcciones, que se almacenan en otros registros.</text:p>
      <text:p text:style-name="P2"/>
      <text:p text:style-name="P2">Los procesadores AMD tienen la particularidad de utilizan algunos registros para ambas operaciones, pero no es lo común.</text:p>
      <text:p text:style-name="P2"/>
      <text:p text:style-name="P2">Los procesadores también tienen distintos modos de direccionamiento, que dependen del fabricante.</text:p>
      <text:p text:style-name="P2"/>
      <text:p text:style-name="P2">Hay dos tipos de procesadores, los CISC y los RISC. La diferencia básica es que los CISC tienen el objetivo de tener un repertorio de instrucciones abundante (cantidad, modos de direccionamiento, formato) y los RISC buscan tener muy pocas instrucciones, modos de direccionamiento. <text:span text:style-name="T1">Los RISC primero eran solo para uso científico.</text:span></text:p>
      <text:p text:style-name="P2"/>
      <text:p text:style-name="P3">Para manejo de maquinas y sistemas operativos se usan CISC. En aplicaciones donde se requieren muchas operaciones aritmético-lógicas y vectoriales, se usan tipo RISC.</text:p>
      <text:p text:style-name="P3"/>
      <text:p text:style-name="P3">Los CISC tienen:</text:p>
      <text:p text:style-name="P3">- Repertorio de instrucciones muy amplio.</text:p>
      <text:p text:style-name="P3">- Muchos modos de direccionamiento.</text:p>
      <text:p text:style-name="P3">- Formato de instrucción variable.</text:p>
      <text:p text:style-name="P3"/>
      <text:p text:style-name="P3">Los RISC tienen:</text:p>
      <text:p text:style-name="P3">- Repertorio reducido de instrucciones.</text:p>
      <text:p text:style-name="P3">- Pocos modos de direccionamiento.</text:p>
      <text:p text:style-name="P3">- Formato de instrucción fijo.</text:p>
      <text:p text:style-name="P3"/>
      <text:p text:style-name="P3">TÉCNICAS DE ALMACENAMIENTO</text:p>
      <text:p text:style-name="P3"/>
      <text:p text:style-name="P3">Se refieren a la forma en que los datos se guardan en memoria. Particularmente cuanto son de mas de un byte, <text:span text:style-name="T2">es decir de múltiple posición.</text:span></text:p>
      <text:p text:style-name="P3"/>
      <text:p text:style-name="P3">Hay dos formas:</text:p>
      <text:p text:style-name="P3">- Big-endian: el byte mas significativo se almacena en la dirección con valor numérico mas bajo.</text:p>
      <text:p text:style-name="P3">- Little-endian: el byte mas significativo se almacena en la dirección con valor numérico mas alto.</text:p>
      <text:p text:style-name="P3"/>
      <text:p text:style-name="P5">No tienen ninguna diferencia funcional, solo son manera de almacenar los datos.</text:p>
      <text:p text:style-name="P5"/>
      <text:p text:style-name="P5">E<text:span text:style-name="T3">l </text:span>otro aspecto relacionado con el almacenamiento de los datos es el referido a las direcciones donde se guardan los datos.</text:p>
      <text:p text:style-name="P5"/>
      <text:p text:style-name="P6">Alineado: los datos se almacenan en dirección que son múltiplos del tamaño del dato.</text:p>
      <text:p text:style-name="P6">No alineado: un dato puede empezar en cualquier dirección de memoria, sin respetar los múltiplos. Son mas lentos que los alineados, ya que tienen que hacer accesos múltiples a memoria, el dato puede cruzar limites de lineas de cache o paginas de memoria y necesita procesamiento adicional.</text:p>
      <text:p text:style-name="P6"><text:soft-page-break/></text:p>
      <text:p text:style-name="P6">El 75% del tiempo de ejecución sucede en el acceso a memoria.</text:p>
      <text:p text:style-name="P4"/>
      <text:p text:style-name="P6">REPERTORIO DE INSTRUCCIONES</text:p>
      <text:p text:style-name="P6"/>
      <text:p text:style-name="P6">- Transferencia de datos → 40% de las operaciones de un procesadores</text:p>
      <text:p text:style-name="P6">- Aritméticas</text:p>
      <text:p text:style-name="P6">- Lógicas</text:p>
      <text:p text:style-name="P6">- Conversión</text:p>
      <text:p text:style-name="P6">- Entrada/Salida</text:p>
      <text:p text:style-name="P6">- Control del sistema</text:p>
      <text:p text:style-name="P6">- Control de flujo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8:06:53.603396799</meta:creation-date>
    <dc:date>2025-08-27T19:17:40.295229576</dc:date>
    <meta:editing-duration>PT26M4S</meta:editing-duration>
    <meta:editing-cycles>1</meta:editing-cycles>
    <meta:document-statistic meta:table-count="0" meta:image-count="0" meta:object-count="0" meta:page-count="2" meta:paragraph-count="34" meta:word-count="414" meta:character-count="2596" meta:non-whitespace-character-count="2216"/>
    <meta:generator>LibreOffice/24.2.7.2$Linux_X86_64 LibreOffice_project/420$Build-2</meta:generator>
  </office:meta>
</office:document-meta>
</file>